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99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4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 style:data-style-name="N108"/>
    <style:style style:name="ce7" style:family="table-cell" style:parent-style-name="Default" style:data-style-name="N0"/>
  </office:automatic-styles>
  <office:body>
    <office:spreadsheet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>
            <text:p>0 month</text:p>
          </table:table-cell>
          <table:table-cell table:style-name="ce1" office:value-type="string">
            <text:p>1 month</text:p>
          </table:table-cell>
          <table:table-cell table:style-name="ce1" office:value-type="string">
            <text:p>2 month</text:p>
          </table:table-cell>
          <table:table-cell table:style-name="ce1" office:value-type="string">
            <text:p>3 month</text:p>
          </table:table-cell>
          <table:table-cell table:style-name="ce1" office:value-type="string">
            <text:p>4 month</text:p>
          </table:table-cell>
          <table:table-cell table:style-name="ce1" office:value-type="string">
            <text:p>5 month</text:p>
          </table:table-cell>
          <table:table-cell table:style-name="ce1" office:value-type="string">
            <text:p>6 month</text:p>
          </table:table-cell>
          <table:table-cell table:style-name="ce1" office:value-type="string">
            <text:p>7 month</text:p>
          </table:table-cell>
          <table:table-cell table:style-name="ce1" office:value-type="string">
            <text:p>8 month</text:p>
          </table:table-cell>
          <table:table-cell table:style-name="ce1" office:value-type="string">
            <text:p>9 month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onthly Retention</text:p>
          </table:table-cell>
          <table:table-cell table:style-name="ce3" office:value-type="percentage" office:value="1">
            <text:p>100,00%</text:p>
          </table:table-cell>
          <table:table-cell table:style-name="ce3" office:value-type="percentage" office:value="0.4">
            <text:p>40,00%</text:p>
          </table:table-cell>
          <table:table-cell table:style-name="ce3" office:value-type="percentage" office:value="0.3">
            <text:p>30,00%</text:p>
          </table:table-cell>
          <table:table-cell table:style-name="ce3" office:value-type="percentage" office:value="0.2">
            <text:p>20,00%</text:p>
          </table:table-cell>
          <table:table-cell table:style-name="ce3" office:value-type="percentage" office:value="0.15">
            <text:p>15,00%</text:p>
          </table:table-cell>
          <table:table-cell table:number-columns-repeated="5" table:style-name="ce3" office:value-type="percentage" office:value="0.1">
            <text:p>10,00%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янв</text:p>
          </table:table-cell>
          <table:table-cell table:style-name="ce1" office:value-type="string">
            <text:p>фев</text:p>
          </table:table-cell>
          <table:table-cell table:style-name="ce1" office:value-type="string">
            <text:p>мар</text:p>
          </table:table-cell>
          <table:table-cell table:style-name="ce1" office:value-type="string">
            <text:p>апр</text:p>
          </table:table-cell>
          <table:table-cell table:style-name="ce1" office:value-type="string">
            <text:p>май</text:p>
          </table:table-cell>
          <table:table-cell table:style-name="ce1" office:value-type="string">
            <text:p>июнь</text:p>
          </table:table-cell>
          <table:table-cell table:style-name="ce1" office:value-type="string">
            <text:p>июль</text:p>
          </table:table-cell>
          <table:table-cell table:style-name="ce1" office:value-type="string">
            <text:p>авг</text:p>
          </table:table-cell>
          <table:table-cell table:style-name="ce1" office:value-type="string">
            <text:p>сен</text:p>
          </table:table-cell>
          <table:table-cell table:style-name="ce1" office:value-type="string">
            <text:p>окт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w users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4000">
            <text:p>4000</text:p>
          </table:table-cell>
          <table:table-cell table:number-columns-repeated="6" table:style-name="ce1" office:value-type="float" office:value="5000">
            <text:p>5000</text:p>
          </table:table-cell>
          <table:table-cell/>
          <table:table-cell office:value-type="float" office:value="5000">
            <text:p>5000</text:p>
          </table:table-cell>
        </table:table-row>
        <table:table-row table:style-name="ro1">
          <table:table-cell/>
          <table:table-cell table:formula="of:=[.B6]*[.J2]" office:value-type="float" office:value="100">
            <text:p>100</text:p>
          </table:table-cell>
          <table:table-cell table:formula="of:=[.C6]*[.I2]" office:value-type="float" office:value="200">
            <text:p>200</text:p>
          </table:table-cell>
          <table:table-cell table:formula="of:=[.D6]*[.H2]" office:value-type="float" office:value="300">
            <text:p>300</text:p>
          </table:table-cell>
          <table:table-cell table:formula="of:=[.E6]*[.G2]" office:value-type="float" office:value="400">
            <text:p>400</text:p>
          </table:table-cell>
          <table:table-cell table:formula="of:=[.F6]*0.15"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5000*0.4"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4 mont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5000*0.3" office:value-type="float" office:value="1500">
            <text:p>1500</text:p>
          </table:table-cell>
        </table:table-row>
        <table:table-row table:style-name="ro1">
          <table:table-cell table:number-columns-repeated="12"/>
          <table:table-cell table:formula="of:=5000*0.2" office:value-type="float" office:value="1000">
            <text:p>1000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1" office:value-type="string">
            <text:p>0 m</text:p>
          </table:table-cell>
          <table:table-cell table:style-name="ce1" office:value-type="string">
            <text:p>1 m</text:p>
          </table:table-cell>
          <table:table-cell table:style-name="ce1" office:value-type="string">
            <text:p>2 m</text:p>
          </table:table-cell>
          <table:table-cell table:style-name="ce1" office:value-type="string">
            <text:p>3 m</text:p>
          </table:table-cell>
          <table:table-cell table:style-name="ce1" office:value-type="string">
            <text:p>4 m</text:p>
          </table:table-cell>
          <table:table-cell table:style-name="ce1" office:value-type="string">
            <text:p>5 m</text:p>
          </table:table-cell>
          <table:table-cell table:style-name="ce1" office:value-type="string">
            <text:p>6 m</text:p>
          </table:table-cell>
          <table:table-cell table:style-name="ce1" office:value-type="string">
            <text:p>7 m</text:p>
          </table:table-cell>
          <table:table-cell table:style-name="ce1" office:value-type="string">
            <text:p>8 m</text:p>
          </table:table-cell>
          <table:table-cell table:style-name="ce1" office:value-type="string">
            <text:p>9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1 app</text:p>
          </table:table-cell>
          <table:table-cell table:style-name="ce4" office:value-type="percentage" office:value="1">
            <text:p>100,00%</text:p>
          </table:table-cell>
          <table:table-cell table:style-name="ce4" office:value-type="percentage" office:value="0.05">
            <text:p>5,00%</text:p>
          </table:table-cell>
          <table:table-cell table:style-name="ce4" office:value-type="percentage" office:value="0.02">
            <text:p>2,00%</text:p>
          </table:table-cell>
          <table:table-cell table:number-columns-repeated="7" table:style-name="ce4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 app</text:p>
          </table:table-cell>
          <table:table-cell table:style-name="ce4" office:value-type="percentage" office:value="1">
            <text:p>100,00%</text:p>
          </table:table-cell>
          <table:table-cell table:style-name="ce4" office:value-type="percentage" office:value="0.7">
            <text:p>70,00%</text:p>
          </table:table-cell>
          <table:table-cell table:style-name="ce4" office:value-type="percentage" office:value="0.4">
            <text:p>40,00%</text:p>
          </table:table-cell>
          <table:table-cell table:style-name="ce4" office:value-type="percentage" office:value="0.2">
            <text:p>20,00%</text:p>
          </table:table-cell>
          <table:table-cell table:style-name="ce4" office:value-type="percentage" office:value="0.1">
            <text:p>10,00%</text:p>
          </table:table-cell>
          <table:table-cell table:style-name="ce4" office:value-type="percentage" office:value="0.03">
            <text:p>3,00%</text:p>
          </table:table-cell>
          <table:table-cell table:style-name="ce4" office:value-type="percentage" office:value="0.02">
            <text:p>2,00%</text:p>
          </table:table-cell>
          <table:table-cell table:number-columns-repeated="3" table:style-name="ce4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table:style-name="ce2" office:value-type="string">
            <text:p>3 app</text:p>
          </table:table-cell>
          <table:table-cell table:style-name="ce4" office:value-type="percentage" office:value="1">
            <text:p>100,00%</text:p>
          </table:table-cell>
          <table:table-cell table:style-name="ce4" office:value-type="percentage" office:value="0.3">
            <text:p>30,00%</text:p>
          </table:table-cell>
          <table:table-cell table:style-name="ce4" office:value-type="percentage" office:value="0.25">
            <text:p>25,00%</text:p>
          </table:table-cell>
          <table:table-cell table:number-columns-repeated="7" table:style-name="ce4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table:style-name="ce2" office:value-type="string">
            <text:p>4 app</text:p>
          </table:table-cell>
          <table:table-cell table:style-name="ce4" office:value-type="percentage" office:value="1">
            <text:p>100,00%</text:p>
          </table:table-cell>
          <table:table-cell table:style-name="ce4" office:value-type="percentage" office:value="0.8">
            <text:p>80,00%</text:p>
          </table:table-cell>
          <table:table-cell table:style-name="ce4" office:value-type="percentage" office:value="0.75">
            <text:p>75,00%</text:p>
          </table:table-cell>
          <table:table-cell table:style-name="ce4" office:value-type="percentage" office:value="0.72">
            <text:p>72,00%</text:p>
          </table:table-cell>
          <table:table-cell table:number-columns-repeated="6" table:style-name="ce4" office:value-type="percentage" office:value="0.7">
            <text:p>70,00%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0 m</text:p>
          </table:table-cell>
          <table:table-cell office:value-type="float" office:value="1000">
            <text:p>1000</text:p>
          </table:table-cell>
          <table:table-cell table:formula="of:=[.$B$23]*[.C17]" office:value-type="float" office:value="50">
            <text:p>50</text:p>
          </table:table-cell>
          <table:table-cell table:formula="of:=[.$B$23]*[.D17]" office:value-type="float" office:value="20">
            <text:p>20</text:p>
          </table:table-cell>
          <table:table-cell table:formula="of:=[.$B$23]*[.E17]" office:value-type="float" office:value="0">
            <text:p>0</text:p>
          </table:table-cell>
          <table:table-cell table:formula="of:=[.$B$23]*[.F17]" office:value-type="float" office:value="0">
            <text:p>0</text:p>
          </table:table-cell>
          <table:table-cell table:formula="of:=[.$B$23]*[.G17]" office:value-type="float" office:value="0">
            <text:p>0</text:p>
          </table:table-cell>
          <table:table-cell table:formula="of:=[.$B$23]*[.H17]" office:value-type="float" office:value="0">
            <text:p>0</text:p>
          </table:table-cell>
          <table:table-cell table:formula="of:=[.$B$23]*[.I17]" office:value-type="float" office:value="0">
            <text:p>0</text:p>
          </table:table-cell>
          <table:table-cell table:formula="of:=[.$B$23]*[.J17]" office:value-type="float" office:value="0">
            <text:p>0</text:p>
          </table:table-cell>
          <table:table-cell table:formula="of:=[.$B$23]*[.K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 m</text:p>
          </table:table-cell>
          <table:table-cell/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string">
            <text:p>2 m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9"/>
        </table:table-row>
        <table:table-row table:style-name="ro1">
          <table:table-cell office:value-type="string">
            <text:p>3 m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4 m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5 m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office:value-type="string">
            <text:p>6 m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7 m</text:p>
          </table:table-cell>
          <table:table-cell table:number-columns-repeated="7"/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string">
            <text:p>8 m</text:p>
          </table:table-cell>
          <table:table-cell table:number-columns-repeated="8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string">
            <text:p>9 m</text:p>
          </table:table-cell>
          <table:table-cell table:number-columns-repeated="9"/>
          <table:table-cell office:value-type="float" office:value="1000">
            <text:p>1000</text:p>
          </table:table-cell>
          <table:table-cell table:number-columns-repeated="2"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4" table:number-columns-repeated="8" table:default-cell-style-name="Default"/>
        <table:table-column table:style-name="co8" table:number-columns-repeated="21" table:default-cell-style-name="Default"/>
        <table:table-row table:style-name="ro1">
          <table:table-cell office:value-type="string">
            <text:p><text:tab/>https://analytics.amplitude.com/sim1/chart/5hgp0ui/edit/ndoqm7k</text:p>
          </table:table-cell>
          <table:table-cell table:number-columns-repeated="35"/>
        </table:table-row>
        <table:table-row table:style-name="ro1">
          <table:table-cell office:value-type="string">
            <text:p><text:tab/>Retention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<text:tab/>Launch first time</text:p>
          </table:table-cell>
          <table:table-cell table:number-columns-repeated="35"/>
        </table:table-row>
        <table:table-row table:style-name="ro1">
          <table:table-cell office:value-type="string">
            <text:p><text:tab/>Session start</text:p>
          </table:table-cell>
          <table:table-cell table:number-columns-repeated="35"/>
        </table:table-row>
        <table:table-row table:style-name="ro1">
          <table:table-cell office:value-type="string">
            <text:p><text:tab/>N-Day Retention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<text:tab/>Segment</text:p>
          </table:table-cell>
          <table:table-cell office:value-type="string">
            <text:p><text:tab/>Start Date</text:p>
          </table:table-cell>
          <table:table-cell office:value-type="string">
            <text:p><text:tab/>Users</text:p>
          </table:table-cell>
          <table:table-cell office:value-type="string">
            <text:p><text:tab/>Day 0</text:p>
          </table:table-cell>
          <table:table-cell office:value-type="string">
            <text:p><text:tab/>Day 1</text:p>
          </table:table-cell>
          <table:table-cell table:number-columns-repeated="2"/>
          <table:table-cell office:value-type="string">
            <text:p><text:tab/>Day 2</text:p>
          </table:table-cell>
          <table:table-cell office:value-type="string">
            <text:p><text:tab/>Day 3</text:p>
          </table:table-cell>
          <table:table-cell office:value-type="string">
            <text:p><text:tab/>Day 4</text:p>
          </table:table-cell>
          <table:table-cell office:value-type="string">
            <text:p><text:tab/>Day 5</text:p>
          </table:table-cell>
          <table:table-cell office:value-type="string">
            <text:p><text:tab/>Day 6</text:p>
          </table:table-cell>
          <table:table-cell office:value-type="string">
            <text:p><text:tab/>Day 7</text:p>
          </table:table-cell>
          <table:table-cell office:value-type="string">
            <text:p><text:tab/>Day 8</text:p>
          </table:table-cell>
          <table:table-cell office:value-type="string">
            <text:p><text:tab/>Day 9</text:p>
          </table:table-cell>
          <table:table-cell office:value-type="string">
            <text:p><text:tab/>Day 10</text:p>
          </table:table-cell>
          <table:table-cell office:value-type="string">
            <text:p><text:tab/>Day 11</text:p>
          </table:table-cell>
          <table:table-cell office:value-type="string">
            <text:p><text:tab/>Day 12</text:p>
          </table:table-cell>
          <table:table-cell office:value-type="string">
            <text:p><text:tab/>Day 13</text:p>
          </table:table-cell>
          <table:table-cell office:value-type="string">
            <text:p><text:tab/>Day 14</text:p>
          </table:table-cell>
          <table:table-cell office:value-type="string">
            <text:p><text:tab/>Day 15</text:p>
          </table:table-cell>
          <table:table-cell office:value-type="string">
            <text:p><text:tab/>Day 16</text:p>
          </table:table-cell>
          <table:table-cell office:value-type="string">
            <text:p><text:tab/>Day 17</text:p>
          </table:table-cell>
          <table:table-cell office:value-type="string">
            <text:p><text:tab/>Day 18</text:p>
          </table:table-cell>
          <table:table-cell office:value-type="string">
            <text:p><text:tab/>Day 19</text:p>
          </table:table-cell>
          <table:table-cell office:value-type="string">
            <text:p><text:tab/>Day 20</text:p>
          </table:table-cell>
          <table:table-cell office:value-type="string">
            <text:p><text:tab/>Day 21</text:p>
          </table:table-cell>
          <table:table-cell office:value-type="string">
            <text:p><text:tab/>Day 22</text:p>
          </table:table-cell>
          <table:table-cell office:value-type="string">
            <text:p><text:tab/>Day 23</text:p>
          </table:table-cell>
          <table:table-cell office:value-type="string">
            <text:p><text:tab/>Day 24</text:p>
          </table:table-cell>
          <table:table-cell office:value-type="string">
            <text:p><text:tab/>Day 25</text:p>
          </table:table-cell>
          <table:table-cell office:value-type="string">
            <text:p><text:tab/>Day 26</text:p>
          </table:table-cell>
          <table:table-cell office:value-type="string">
            <text:p><text:tab/>Day 27</text:p>
          </table:table-cell>
          <table:table-cell office:value-type="string">
            <text:p><text:tab/>Day 28</text:p>
          </table:table-cell>
          <table:table-cell office:value-type="string">
            <text:p><text:tab/>Day 29</text:p>
          </table:table-cell>
          <table:table-cell office:value-type="string">
            <text:p><text:tab/>Day 30</text:p>
          </table:table-cell>
        </table:table-row>
        <table:table-row table:style-name="ro1">
          <table:table-cell table:number-columns-repeated="4"/>
          <table:table-cell table:style-name="ce5" table:formula="of:=[.E11]/[.$C$11]" office:value-type="percentage" office:value="0.138121546961326">
            <text:p>13,81%</text:p>
          </table:table-cell>
          <table:table-cell/>
          <table:table-cell table:formula="of:=SUM([.G11:.G22])/[.C10]" office:value-type="percentage" office:value="0.155251141552511">
            <text:p>15,5%</text:p>
          </table:table-cell>
          <table:table-cell table:style-name="ce5" table:formula="of:=[.H11]/[.$C$11]" office:value-type="percentage" office:value="0.0441988950276243">
            <text:p>4,42%</text:p>
          </table:table-cell>
          <table:table-cell table:style-name="ce5" table:formula="of:=[.I11]/[.$C$11]" office:value-type="percentage" office:value="0.0165745856353591">
            <text:p>1,66%</text:p>
          </table:table-cell>
          <table:table-cell table:style-name="ce5" table:formula="of:=[.J11]/[.$C$11]" office:value-type="percentage" office:value="0.0386740331491713">
            <text:p>3,87%</text:p>
          </table:table-cell>
          <table:table-cell table:style-name="ce5" table:formula="of:=[.K11]/[.$C$11]" office:value-type="percentage" office:value="0.0110497237569061">
            <text:p>1,10%</text:p>
          </table:table-cell>
          <table:table-cell table:style-name="ce5" table:formula="of:=[.L11]/[.$C$11]" office:value-type="percentage" office:value="0.0331491712707182">
            <text:p>3,31%</text:p>
          </table:table-cell>
          <table:table-cell table:style-name="ce5" table:formula="of:=[.M11]/[.$C$11]" office:value-type="percentage" office:value="0.0220994475138122">
            <text:p>2,21%</text:p>
          </table:table-cell>
          <table:table-cell table:style-name="ce5" table:formula="of:=[.N11]/[.$C$11]" office:value-type="percentage" office:value="0.0276243093922652">
            <text:p>2,76%</text:p>
          </table:table-cell>
          <table:table-cell table:style-name="ce5" table:formula="of:=[.O11]/[.$C$11]" office:value-type="percentage" office:value="0.00552486187845304">
            <text:p>0,55%</text:p>
          </table:table-cell>
          <table:table-cell table:style-name="ce5" table:formula="of:=[.P11]/[.$C$11]" office:value-type="percentage" office:value="0.0331491712707182">
            <text:p>3,31%</text:p>
          </table:table-cell>
          <table:table-cell table:style-name="ce5" table:formula="of:=[.Q11]/[.$C$11]" office:value-type="percentage" office:value="0.0220994475138122">
            <text:p>2,21%</text:p>
          </table:table-cell>
          <table:table-cell table:style-name="ce5" table:formula="of:=[.R11]/[.$C$11]" office:value-type="percentage" office:value="0.0165745856353591">
            <text:p>1,66%</text:p>
          </table:table-cell>
          <table:table-cell table:style-name="ce5" table:formula="of:=[.S11]/[.$C$11]" office:value-type="percentage" office:value="0.0110497237569061">
            <text:p>1,10%</text:p>
          </table:table-cell>
          <table:table-cell table:style-name="ce5" table:formula="of:=[.T11]/[.$C$11]" office:value-type="percentage" office:value="0.00552486187845304">
            <text:p>0,55%</text:p>
          </table:table-cell>
          <table:table-cell table:style-name="ce5" table:formula="of:=[.U11]/[.$C$11]" office:value-type="percentage" office:value="0.0165745856353591">
            <text:p>1,66%</text:p>
          </table:table-cell>
          <table:table-cell table:style-name="ce5" table:formula="of:=[.V11]/[.$C$11]" office:value-type="percentage" office:value="0.0165745856353591">
            <text:p>1,66%</text:p>
          </table:table-cell>
          <table:table-cell table:style-name="ce5" table:formula="of:=[.W11]/[.$C$11]" office:value-type="percentage" office:value="0.0165745856353591">
            <text:p>1,66%</text:p>
          </table:table-cell>
          <table:table-cell table:style-name="ce5" table:formula="of:=[.X11]/[.$C$11]" office:value-type="percentage" office:value="0.00552486187845304">
            <text:p>0,55%</text:p>
          </table:table-cell>
          <table:table-cell table:style-name="ce5" table:formula="of:=[.Y11]/[.$C$11]" office:value-type="percentage" office:value="0">
            <text:p>0,00%</text:p>
          </table:table-cell>
          <table:table-cell table:style-name="ce5" table:formula="of:=[.Z11]/[.$C$11]" office:value-type="percentage" office:value="0.00552486187845304">
            <text:p>0,55%</text:p>
          </table:table-cell>
          <table:table-cell table:style-name="ce5" table:formula="of:=[.AA11]/[.$C$11]" office:value-type="percentage" office:value="0.00552486187845304">
            <text:p>0,55%</text:p>
          </table:table-cell>
          <table:table-cell table:style-name="ce5" table:formula="of:=[.AB11]/[.$C$11]" office:value-type="percentage" office:value="0.0110497237569061">
            <text:p>1,10%</text:p>
          </table:table-cell>
          <table:table-cell table:style-name="ce5" table:formula="of:=[.AC11]/[.$C$11]" office:value-type="percentage" office:value="0.00552486187845304">
            <text:p>0,55%</text:p>
          </table:table-cell>
          <table:table-cell table:style-name="ce5" table:formula="of:=[.AD11]/[.$C$11]" office:value-type="percentage" office:value="0.00552486187845304">
            <text:p>0,55%</text:p>
          </table:table-cell>
          <table:table-cell table:style-name="ce5" table:formula="of:=[.AE11]/[.$C$11]" office:value-type="percentage" office:value="0.0220994475138122">
            <text:p>2,21%</text:p>
          </table:table-cell>
          <table:table-cell table:style-name="ce5" table:formula="of:=[.AF11]/[.$C$11]" office:value-type="percentage" office:value="0.0165745856353591">
            <text:p>1,66%</text:p>
          </table:table-cell>
          <table:table-cell table:style-name="ce5" table:formula="of:=[.AG11]/[.$C$11]" office:value-type="percentage" office:value="0">
            <text:p>0,00%</text:p>
          </table:table-cell>
          <table:table-cell table:style-name="ce5" table:formula="of:=[.AH11]/[.$C$11]" office:value-type="percentage" office:value="0.0110497237569061">
            <text:p>1,10%</text:p>
          </table:table-cell>
          <table:table-cell table:style-name="ce5" table:formula="of:=[.AI11]/[.$C$11]" office:value-type="percentage" office:value="0">
            <text:p>0,00%</text:p>
          </table:table-cell>
          <table:table-cell table:style-name="ce5" table:formula="of:=[.AJ11]/[.$C$11]" office:value-type="percentage" office:value="0">
            <text:p>0,00%</text:p>
          </table:table-cell>
        </table:table-row>
        <table:table-row table:style-name="ro1">
          <table:table-cell table:number-columns-repeated="2"/>
          <table:table-cell office:value-type="float" office:value="1314">
            <text:p>1314</text:p>
          </table:table-cell>
          <table:table-cell table:number-columns-repeated="33"/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12, 2016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5">
            <text:p>25</text:p>
          </table:table-cell>
          <table:table-cell table:formula="of:=[.E11]/[.C11]" office:value-type="percentage" office:value="0.138121546961326">
            <text:p>13,8%</text:p>
          </table:table-cell>
          <table:table-cell table:style-name="ce7" table:formula="of:=[.F11]*[.C11]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11, 2016</text:p>
          </table:table-cell>
          <table:table-cell table:number-columns-repeated="2"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E12]/[.C12]" office:value-type="percentage" office:value="0.178343949044586">
            <text:p>17,8%</text:p>
          </table:table-cell>
          <table:table-cell table:style-name="ce7" table:formula="of:=[.F12]*[.C12]"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10, 201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25">
            <text:p>25</text:p>
          </table:table-cell>
          <table:table-cell table:formula="of:=[.E13]/[.C13]" office:value-type="percentage" office:value="0.171232876712329">
            <text:p>17,1%</text:p>
          </table:table-cell>
          <table:table-cell table:style-name="ce7" table:formula="of:=[.F13]*[.C13]"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9, 201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28">
            <text:p>28</text:p>
          </table:table-cell>
          <table:table-cell table:formula="of:=[.E14]/[.C14]" office:value-type="percentage" office:value="0.207407407407407">
            <text:p>20,7%</text:p>
          </table:table-cell>
          <table:table-cell table:style-name="ce7" table:formula="of:=[.F14]*[.C14]"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8, 201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[.E15]/[.C15]" office:value-type="percentage" office:value="0.159663865546218">
            <text:p>16,0%</text:p>
          </table:table-cell>
          <table:table-cell table:style-name="ce7" table:formula="of:=[.F15]*[.C15]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7, 201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[.E16]/[.C16]" office:value-type="percentage" office:value="0.172727272727273">
            <text:p>17,3%</text:p>
          </table:table-cell>
          <table:table-cell table:style-name="ce7" table:formula="of:=[.F16]*[.C16]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6, 2016</text:p>
          </table:table-cell>
          <table:table-cell table:number-columns-repeated="2" office:value-type="float" office:value="92">
            <text:p>92</text:p>
          </table:table-cell>
          <table:table-cell office:value-type="float" office:value="13">
            <text:p>13</text:p>
          </table:table-cell>
          <table:table-cell table:formula="of:=[.E17]/[.C17]" office:value-type="percentage" office:value="0.141304347826087">
            <text:p>14,1%</text:p>
          </table:table-cell>
          <table:table-cell table:style-name="ce7" table:formula="of:=[.F17]*[.C17]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5, 2016</text:p>
          </table:table-cell>
          <table:table-cell table:number-columns-repeated="2" office:value-type="float" office:value="86">
            <text:p>86</text:p>
          </table:table-cell>
          <table:table-cell office:value-type="float" office:value="10">
            <text:p>10</text:p>
          </table:table-cell>
          <table:table-cell table:formula="of:=[.E18]/[.C18]" office:value-type="percentage" office:value="0.116279069767442">
            <text:p>11,6%</text:p>
          </table:table-cell>
          <table:table-cell table:style-name="ce7" table:formula="of:=[.F18]*[.C18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4, 201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3">
            <text:p>13</text:p>
          </table:table-cell>
          <table:table-cell table:formula="of:=[.E19]/[.C19]" office:value-type="percentage" office:value="0.118181818181818">
            <text:p>11,8%</text:p>
          </table:table-cell>
          <table:table-cell table:style-name="ce7" table:formula="of:=[.F19]*[.C19]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3, 2016</text:p>
          </table:table-cell>
          <table:table-cell table:number-columns-repeated="2" office:value-type="float" office:value="86">
            <text:p>86</text:p>
          </table:table-cell>
          <table:table-cell office:value-type="float" office:value="9">
            <text:p>9</text:p>
          </table:table-cell>
          <table:table-cell table:formula="of:=[.E20]/[.C20]" office:value-type="percentage" office:value="0.104651162790698">
            <text:p>10,5%</text:p>
          </table:table-cell>
          <table:table-cell table:style-name="ce7" table:formula="of:=[.F20]*[.C20]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2, 2016</text:p>
          </table:table-cell>
          <table:table-cell table:number-columns-repeated="2" office:value-type="float" office:value="62">
            <text:p>62</text:p>
          </table:table-cell>
          <table:table-cell office:value-type="float" office:value="11">
            <text:p>11</text:p>
          </table:table-cell>
          <table:table-cell table:formula="of:=[.E21]/[.C21]" office:value-type="percentage" office:value="0.17741935483871">
            <text:p>17,7%</text:p>
          </table:table-cell>
          <table:table-cell table:style-name="ce7" table:formula="of:=[.F21]*[.C21]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tab/>All Users</text:p>
          </table:table-cell>
          <table:table-cell office:value-type="string">
            <text:p><text:tab/>Feb 01, 2016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E22]/[.C22]" office:value-type="percentage" office:value="0.133333333333333">
            <text:p>13,3%</text:p>
          </table:table-cell>
          <table:table-cell table:style-name="ce7" table:formula="of:=[.F22]*[.C22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 table:number-rows-repeated="1048553">
          <table:table-cell table:number-columns-repeated="36"/>
        </table:table-row>
        <table:table-row table:style-name="ro1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19.03.2022</text:date>, <text:time>18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9T18:07:36.84</dc:date>
    <dc:creator>Denis A</dc:creator>
    <meta:document-statistic meta:table-count="2" meta:cell-count="649" meta:object-count="0"/>
    <meta:generator>OpenOffice/4.1.11$Win32 OpenOffice.org_project/4111m1$Build-9808</meta:generator>
  </office:meta>
</office:document-meta>
</file>